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onymous Pro" svg:font-family="'Anonymous Pro'"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size="12pt" officeooo:rsid="001d9e7d" officeooo:paragraph-rsid="0028c13b" style:font-size-asian="10.5pt" style:font-size-complex="12pt"/>
    </style:style>
    <style:style style:name="P2" style:family="paragraph" style:parent-style-name="Standard">
      <style:paragraph-properties fo:text-align="center" style:justify-single-word="false"/>
      <style:text-properties style:font-name="FreeMono" fo:font-size="18pt" style:font-size-asian="18pt" style:font-size-complex="18pt"/>
    </style:style>
    <style:style style:name="P3" style:family="paragraph" style:parent-style-name="Standard">
      <style:paragraph-properties fo:text-align="center" style:justify-single-word="false"/>
      <style:text-properties style:font-name="FreeMono" fo:font-size="72pt" fo:font-weight="normal" officeooo:rsid="001d9e7d" officeooo:paragraph-rsid="001d9e7d" style:font-size-asian="72pt" style:font-weight-asian="normal" style:font-size-complex="72pt" style:font-weight-complex="normal"/>
    </style:style>
    <style:style style:name="P4" style:family="paragraph" style:parent-style-name="Standard">
      <style:paragraph-properties fo:text-align="center" style:justify-single-word="false"/>
      <style:text-properties style:font-name="FreeMono" fo:font-size="12pt" officeooo:rsid="001d9e7d" officeooo:paragraph-rsid="001d9e7d" style:font-size-asian="10.5pt" style:font-size-complex="12pt"/>
    </style:style>
    <style:style style:name="P5" style:family="paragraph" style:parent-style-name="Standard">
      <style:paragraph-properties fo:text-align="center" style:justify-single-word="false"/>
      <style:text-properties style:font-name="FreeMono" fo:font-size="12pt" officeooo:rsid="001d9e7d" officeooo:paragraph-rsid="002a38a2" style:font-size-asian="10.5pt" style:font-size-complex="12pt"/>
    </style:style>
    <style:style style:name="P6" style:family="paragraph" style:parent-style-name="Standard">
      <style:paragraph-properties fo:text-align="start" style:justify-single-word="false"/>
      <style:text-properties style:font-name="FreeMono" fo:font-size="12pt" officeooo:rsid="001d9e7d" officeooo:paragraph-rsid="001d9e7d" style:font-size-asian="10.5pt" style:font-size-complex="12pt"/>
    </style:style>
    <style:style style:name="P7" style:family="paragraph" style:parent-style-name="Standard">
      <style:paragraph-properties fo:text-align="start" style:justify-single-word="false"/>
      <style:text-properties style:font-name="FreeMono" fo:font-size="12pt" officeooo:rsid="002a38a2" officeooo:paragraph-rsid="002a38a2" style:font-size-asian="10.5pt" style:font-size-complex="12pt"/>
    </style:style>
    <style:style style:name="P8" style:family="paragraph" style:parent-style-name="Standard">
      <style:paragraph-properties fo:text-align="center" style:justify-single-word="false"/>
      <style:text-properties style:font-name="FreeMono" fo:font-size="12pt" officeooo:rsid="00254b77" officeooo:paragraph-rsid="00254b77" style:font-size-asian="10.5pt" style:font-size-complex="12pt"/>
    </style:style>
    <style:style style:name="P9" style:family="paragraph" style:parent-style-name="Standard">
      <style:paragraph-properties fo:text-align="center" style:justify-single-word="false"/>
      <style:text-properties style:font-name="FreeMono" fo:font-size="12pt" officeooo:rsid="00254b77" officeooo:paragraph-rsid="0035afdd" style:font-size-asian="10.5pt" style:font-size-complex="12pt"/>
    </style:style>
    <style:style style:name="P10" style:family="paragraph" style:parent-style-name="Standard">
      <style:paragraph-properties fo:text-align="start" style:justify-single-word="false"/>
      <style:text-properties style:font-name="FreeMono" fo:font-size="12pt" officeooo:rsid="00254b77" officeooo:paragraph-rsid="00254b77" style:font-size-asian="10.5pt" style:font-size-complex="12pt"/>
    </style:style>
    <style:style style:name="P11" style:family="paragraph" style:parent-style-name="Standard">
      <style:paragraph-properties fo:text-align="start" style:justify-single-word="false"/>
      <style:text-properties style:font-name="FreeMono" fo:font-size="12pt" officeooo:rsid="002b9d41" officeooo:paragraph-rsid="002b9d41" style:font-size-asian="10.5pt" style:font-size-complex="12pt"/>
    </style:style>
    <style:style style:name="P12" style:family="paragraph" style:parent-style-name="Standard">
      <style:paragraph-properties fo:text-align="start" style:justify-single-word="false"/>
      <style:text-properties style:font-name="FreeMono" fo:font-size="12pt" officeooo:rsid="002b9d41" officeooo:paragraph-rsid="00473613" style:font-size-asian="10.5pt" style:font-size-complex="12pt"/>
    </style:style>
    <style:style style:name="P13" style:family="paragraph" style:parent-style-name="Standard">
      <style:paragraph-properties fo:text-align="start" style:justify-single-word="false"/>
      <style:text-properties style:font-name="FreeMono" fo:font-size="12pt" officeooo:rsid="0035afdd" officeooo:paragraph-rsid="0035afdd" style:font-size-asian="10.5pt" style:font-size-complex="12pt"/>
    </style:style>
    <style:style style:name="P14" style:family="paragraph" style:parent-style-name="Standard">
      <style:paragraph-properties fo:text-align="start" style:justify-single-word="false"/>
      <style:text-properties style:font-name="FreeMono" fo:font-size="12pt" officeooo:rsid="003ee98c" officeooo:paragraph-rsid="003ee98c" style:font-size-asian="10.5pt" style:font-size-complex="12pt"/>
    </style:style>
    <style:style style:name="P15" style:family="paragraph" style:parent-style-name="Standard">
      <style:paragraph-properties fo:text-align="start" style:justify-single-word="false"/>
      <style:text-properties style:font-name="FreeMono" fo:font-size="12pt" officeooo:rsid="00473613" officeooo:paragraph-rsid="00473613" style:font-size-asian="10.5pt" style:font-size-complex="12pt"/>
    </style:style>
    <style:style style:name="P16" style:family="paragraph" style:parent-style-name="Standard">
      <style:paragraph-properties fo:text-align="start" style:justify-single-word="false"/>
      <style:text-properties style:font-name="FreeMono" fo:font-size="12pt" officeooo:rsid="004c167f" officeooo:paragraph-rsid="004c167f" style:font-size-asian="10.5pt" style:font-size-complex="12pt"/>
    </style:style>
    <style:style style:name="P17" style:family="paragraph" style:parent-style-name="Standard">
      <style:paragraph-properties fo:text-align="center" style:justify-single-word="false"/>
      <style:text-properties style:font-name="FreeMono" fo:font-size="12pt" fo:font-weight="bold" officeooo:rsid="0035afdd" officeooo:paragraph-rsid="0035afdd" style:font-size-asian="10.5pt" style:font-weight-asian="bold" style:font-size-complex="12pt" style:font-weight-complex="bold"/>
    </style:style>
    <style:style style:name="P18" style:family="paragraph" style:parent-style-name="Standard">
      <style:paragraph-properties fo:text-align="start" style:justify-single-word="false"/>
      <style:text-properties style:font-name="FreeMono" fo:font-size="12pt" fo:font-style="normal" officeooo:rsid="0035afdd" officeooo:paragraph-rsid="0035afdd" style:font-size-asian="10.5pt" style:font-style-asian="normal" style:font-size-complex="12pt" style:font-style-complex="normal"/>
    </style:style>
    <style:style style:name="P19" style:family="paragraph" style:parent-style-name="Standard">
      <style:paragraph-properties fo:text-align="center" style:justify-single-word="false"/>
      <style:text-properties style:font-name="FreeMono" fo:font-size="10pt" officeooo:rsid="0026b1c7" officeooo:paragraph-rsid="002a38a2" style:font-size-asian="8.75pt" style:font-size-complex="10pt"/>
    </style:style>
    <style:style style:name="P20" style:family="paragraph" style:parent-style-name="Standard">
      <style:paragraph-properties fo:text-align="center" style:justify-single-word="false"/>
      <style:text-properties style:font-name="FreeMono" fo:font-size="10pt" officeooo:rsid="0026b1c7" officeooo:paragraph-rsid="0026b1c7" style:font-size-asian="8.75pt" style:font-size-complex="10pt"/>
    </style:style>
    <style:style style:name="P21" style:family="paragraph" style:parent-style-name="Standard">
      <style:paragraph-properties fo:text-align="center" style:justify-single-word="false"/>
      <style:text-properties style:font-name="FreeMono" fo:font-size="10pt" officeooo:rsid="0026b1c7" officeooo:paragraph-rsid="0035afdd" style:font-size-asian="8.75pt" style:font-size-complex="10pt"/>
    </style:style>
    <style:style style:name="P22" style:family="paragraph" style:parent-style-name="Standard">
      <style:paragraph-properties fo:text-align="start" style:justify-single-word="false" fo:break-before="page"/>
      <style:text-properties style:font-name="FreeMono" fo:font-size="12pt" officeooo:rsid="004c167f" officeooo:paragraph-rsid="004c167f" style:font-size-asian="10.5pt" style:font-size-complex="12pt"/>
    </style:style>
    <style:style style:name="P23" style:family="paragraph" style:parent-style-name="Standard">
      <style:paragraph-properties fo:text-align="center" style:justify-single-word="false" fo:break-before="page"/>
      <style:text-properties style:font-name="FreeMono" fo:font-size="16pt" fo:font-weight="bold" officeooo:rsid="002a38a2" officeooo:paragraph-rsid="002a38a2" style:font-size-asian="16pt" style:font-weight-asian="bold" style:font-size-complex="16pt" style:font-weight-complex="bold"/>
    </style:style>
    <style:style style:name="P24" style:family="paragraph" style:parent-style-name="Standard">
      <style:paragraph-properties fo:text-align="center" style:justify-single-word="false" fo:break-before="page"/>
      <style:text-properties style:font-name="FreeMono" fo:font-size="16pt" fo:font-weight="bold" officeooo:rsid="001d9e7d" officeooo:paragraph-rsid="001d9e7d" style:font-size-asian="16pt" style:font-weight-asian="bold" style:font-size-complex="16pt" style:font-weight-complex="bold"/>
    </style:style>
    <style:style style:name="P25" style:family="paragraph" style:parent-style-name="Standard">
      <style:paragraph-properties fo:text-align="center" style:justify-single-word="false" fo:break-before="page"/>
      <style:text-properties style:font-name="FreeMono" fo:font-size="16pt" fo:font-weight="bold" officeooo:rsid="00254b77" officeooo:paragraph-rsid="00254b77" style:font-size-asian="16pt" style:font-weight-asian="bold" style:font-size-complex="16pt" style:font-weight-complex="bold"/>
    </style:style>
    <style:style style:name="P26" style:family="paragraph" style:parent-style-name="Standard">
      <style:paragraph-properties fo:text-align="center" style:justify-single-word="false" fo:break-before="page"/>
      <style:text-properties style:font-name="FreeMono" fo:font-size="16pt" fo:font-weight="bold" officeooo:rsid="0035afdd" officeooo:paragraph-rsid="0035afdd" style:font-size-asian="16pt" style:font-weight-asian="bold" style:font-size-complex="16pt" style:font-weight-complex="bold"/>
    </style:style>
    <style:style style:name="P27" style:family="paragraph" style:parent-style-name="Standard">
      <style:paragraph-properties fo:text-align="start" style:justify-single-word="false" fo:padding="0.0201in" fo:border="0.26pt solid #000000" style:shadow="none"/>
      <style:text-properties style:font-name="FreeMono" fo:font-size="12pt" fo:font-style="italic" officeooo:rsid="0035afdd" officeooo:paragraph-rsid="0035afdd" style:font-size-asian="10.5pt" style:font-style-asian="italic" style:font-size-complex="12pt" style:font-style-complex="italic"/>
    </style:style>
    <style:style style:name="P28"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d9e7d" style:font-size-asian="10.5pt" style:font-size-complex="12pt"/>
    </style:style>
    <style:style style:name="P29"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f3743" style:font-size-asian="10.5pt" style:font-size-complex="12pt"/>
    </style:style>
    <style:style style:name="P30"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08fd0" style:font-size-asian="10.5pt" style:font-size-complex="12pt"/>
    </style:style>
    <style:style style:name="P31"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26784" style:font-size-asian="10.5pt" style:font-size-complex="12pt"/>
    </style:style>
    <style:style style:name="P32" style:family="paragraph" style:parent-style-name="Standard">
      <style:paragraph-properties fo:text-align="start" style:justify-single-word="false" fo:padding="0.0201in" fo:border="0.26pt solid #000000" style:shadow="none"/>
      <style:text-properties style:font-name="FreeMono" fo:font-size="12pt" officeooo:rsid="00209c77" officeooo:paragraph-rsid="00209c77" style:font-size-asian="10.5pt" style:font-size-complex="12pt"/>
    </style:style>
    <style:style style:name="P33" style:family="paragraph" style:parent-style-name="Standard">
      <style:paragraph-properties fo:text-align="start" style:justify-single-word="false" fo:padding="0.0201in" fo:border="0.26pt solid #000000" style:shadow="none"/>
      <style:text-properties style:font-name="FreeMono" fo:font-size="12pt" officeooo:rsid="00244fc5" officeooo:paragraph-rsid="00244fc5" style:font-size-asian="10.5pt" style:font-size-complex="12pt"/>
    </style:style>
    <style:style style:name="P34" style:family="paragraph" style:parent-style-name="Standard">
      <style:paragraph-properties fo:text-align="start" style:justify-single-word="false" fo:padding="0.0201in" fo:border="0.26pt solid #000000" style:shadow="none"/>
      <style:text-properties style:font-name="FreeMono" fo:font-size="12pt" officeooo:rsid="00248f5d" officeooo:paragraph-rsid="00248f5d" style:font-size-asian="10.5pt" style:font-size-complex="12pt"/>
    </style:style>
    <style:style style:name="P35"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226784" style:font-size-asian="10.5pt" style:font-size-complex="12pt"/>
    </style:style>
    <style:style style:name="T1" style:family="text">
      <style:text-properties style:text-line-through-style="solid" style:text-line-through-type="single"/>
    </style:style>
    <style:style style:name="T2" style:family="text">
      <style:text-properties officeooo:rsid="001f3743"/>
    </style:style>
    <style:style style:name="T3" style:family="text">
      <style:text-properties officeooo:rsid="00208fd0"/>
    </style:style>
    <style:style style:name="T4" style:family="text">
      <style:text-properties officeooo:rsid="00226784"/>
    </style:style>
    <style:style style:name="T5" style:family="text">
      <style:text-properties officeooo:rsid="002a38a2"/>
    </style:style>
    <style:style style:name="T6" style:family="text">
      <style:text-properties fo:font-weight="bold" style:font-weight-asian="bold" style:font-weight-complex="bold"/>
    </style:style>
    <style:style style:name="T7" style:family="text">
      <style:text-properties fo:font-weight="bold" officeooo:rsid="00436143" style:font-weight-asian="bold" style:font-weight-complex="bold"/>
    </style:style>
    <style:style style:name="T8" style:family="text">
      <style:text-properties fo:font-weight="bold" officeooo:rsid="002a38a2" style:font-weight-asian="bold" style:font-weight-complex="bold"/>
    </style:style>
    <style:style style:name="T9" style:family="text">
      <style:text-properties officeooo:rsid="002d016e"/>
    </style:style>
    <style:style style:name="T10" style:family="text">
      <style:text-properties officeooo:rsid="002ec88f"/>
    </style:style>
    <style:style style:name="T11" style:family="text">
      <style:text-properties officeooo:rsid="002f1634"/>
    </style:style>
    <style:style style:name="T12" style:family="text">
      <style:text-properties officeooo:rsid="0030fe36"/>
    </style:style>
    <style:style style:name="T13" style:family="text">
      <style:text-properties officeooo:rsid="0035afdd"/>
    </style:style>
    <style:style style:name="T14" style:family="text">
      <style:text-properties officeooo:rsid="00360467"/>
    </style:style>
    <style:style style:name="T15" style:family="text">
      <style:text-properties officeooo:rsid="00390cc2"/>
    </style:style>
    <style:style style:name="T16" style:family="text">
      <style:text-properties style:font-name="FreeMono"/>
    </style:style>
    <style:style style:name="T17" style:family="text">
      <style:text-properties style:font-name="FreeMono" officeooo:rsid="00283282"/>
    </style:style>
    <style:style style:name="T18" style:family="text">
      <style:text-properties officeooo:rsid="003dad3a"/>
    </style:style>
    <style:style style:name="T19" style:family="text">
      <style:text-properties officeooo:rsid="003fe74b"/>
    </style:style>
    <style:style style:name="T20" style:family="text">
      <style:text-properties officeooo:rsid="00410237"/>
    </style:style>
    <style:style style:name="T21" style:family="text">
      <style:text-properties officeooo:rsid="00473613"/>
    </style:style>
    <style:style style:name="T22" style:family="text">
      <style:text-properties fo:font-weight="normal" officeooo:rsid="002a38a2" style:font-weight-asian="normal" style:font-weight-complex="normal"/>
    </style:style>
    <style:style style:name="T23" style:family="text">
      <style:text-properties fo:font-style="italic" officeooo:rsid="002a38a2" style:font-style-asian="italic" style:font-style-complex="italic"/>
    </style:style>
    <style:style style:name="T24" style:family="text">
      <style:text-properties fo:font-style="italic" fo:font-weight="normal" officeooo:rsid="002a38a2" style:font-style-asian="italic" style:font-weight-asian="normal" style:font-style-complex="italic" style:font-weight-complex="normal"/>
    </style:style>
    <style:style style:name="T25" style:family="text">
      <style:text-properties officeooo:rsid="004df746"/>
    </style:style>
    <style:style style:name="T26" style:family="text">
      <style:text-properties officeooo:rsid="004ede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ext:span text:style-name="T10">[</text:span>DINST<text:span text:style-name="T10">]</text:span></text:p>
      <text:p text:style-name="P4"><text:span text:style-name="T1">Dumb</text:span> Digitrax Instruction Set</text:p>
      <text:p text:style-name="P4"/>
      <text:p text:style-name="P6"/>
      <text:p text:style-name="P22">Christopher Bero</text:p>
      <text:p text:style-name="P16">Team 4A</text:p>
      <text:p text:style-name="P16">CPE453 – <text:span text:style-name="T26">Spring</text:span> 2015</text:p>
      <text:p text:style-name="P23">REQUESTS</text:p>
      <text:p text:style-name="P19">aka <text:span text:style-name="T5">OMG WHAT DO?</text:span></text:p>
      <text:p text:style-name="P5"/>
      <text:p text:style-name="P7">Requests are methods of interacting with Loconet via SQL tables. Each type of request is designed to make your life as a team in CPE453 easier. To that effect, if you wish for additional features, don't hesitate to ask <text:span text:style-name="T18">(of course, whether the feature is feasible will have to be determined)</text:span>.</text:p>
      <text:p text:style-name="P7"/>
      <text:p text:style-name="P14">Keep in mind that slots a<text:span text:style-name="T20">re a</text:span> software-only construct. Each train has a (non-unique) ID, which can only be controlled via a “slot number” that is associated with the train. <text:span text:style-name="T19">The SQL in train_rec wields slot numbers with reckless abandon and occasionally calls them trains to keep the notion easier (but can be confusing!).</text:span></text:p>
      <text:p text:style-name="P7"/>
      <text:p text:style-name="P7"><text:span text:style-name="T6">Train/</text:span><text:span text:style-name="T7">Slot</text:span><text:span text:style-name="T6"> Requests</text:span>:</text:p>
      <text:p text:style-name="P7"><text:tab/>Set the direction and speed of a train/slot. Slot number is the ID. <text:span text:style-name="T11">Speed is a scalar percent. Direction is a boolean value, with true corresponding with reverse movement.</text:span></text:p>
      <text:p text:style-name="P7"/>
      <text:p text:style-name="P7"><text:span text:style-name="T6">Switch Requests</text:span>:</text:p>
      <text:p text:style-name="P7"><text:tab/>Set the position of a switch. The number physically labeled on the switch is used as the ID.</text:p>
      <text:p text:style-name="P7"/>
      <text:p text:style-name="P7"><text:span text:style-name="T6">Macro Requests</text:span>:</text:p>
      <text:p text:style-name="P7"><text:tab/>Most everything else is a macro. Macros are utilities to make interacting with Loconet easier on a higher level. Check the demo program, train_rec_sql, for macro implementations.</text:p>
      <text:p text:style-name="P24">MACROS</text:p>
      <text:p text:style-name="P20">aka Trains for Normal People</text:p>
      <text:p text:style-name="P4"/>
      <text:p text:style-name="P1"><text:span text:style-name="T16">Macros listed here are to provide an overview, as sql implementation may vary. </text:span><text:span text:style-name="T17">Sample implementation software is available either on the EB Linux Lab computers, or from </text:span><text:a xlink:type="simple" xlink:href="https://github.com/ctag/cpe453/tree/master/train_rec_sql" text:style-name="Internet_20_link" text:visited-style-name="Visited_20_Internet_20_Link"><text:span text:style-name="T17">https://github.com/ctag/cpe453/tree/master/train_rec_sql</text:span></text:a><text:span text:style-name="T17">.</text:span></text:p>
      <text:p text:style-name="P6"/>
      <text:p text:style-name="P6">Example Listing:</text:p>
      <text:p text:style-name="P28">INSTRUCTION, arg1, arg2</text:p>
      <text:p text:style-name="P32">Packet Format <text:span text:style-name="T4">in [byte]s.</text:span></text:p>
      <text:p text:style-name="P32"/>
      <text:p text:style-name="P28"><text:tab/>Description of macro, how to wield it, why it matters. <text:span text:style-name="T4">If no arguments are given, then leave their fields as 'null' in sql.</text:span></text:p>
      <text:p text:style-name="P6"/>
      <text:p text:style-name="P6">Here INSTRUCTION would be a string entered in the “macro” field of the table, with arg1 and arg2 being placed in their respective columns as well.</text:p>
      <text:p text:style-name="P6"/>
      <text:p text:style-name="P29"><text:span text:style-name="T2">SLOT_SCAN</text:span>, <text:span text:style-name="T2">slot#</text:span></text:p>
      <text:p text:style-name="P33">[BB] [SLOT] [00] [CHK]</text:p>
      <text:p text:style-name="P29"/>
      <text:p text:style-name="P29"><text:tab/><text:span text:style-name="T2">Queries track for the status of the given slot#. Valid slots are 1-119. Returns with the state of a 'train' in sql, which is really just a slot. Don't query the status of slots that you aren't interested in; for example, what if MASTER returns several slots with the same locomotive address? Which one do you update to control the real train?! If you only query slots that you know have trains, this won't happen.</text:span></text:p>
      <text:p text:style-name="P6"/>
      <text:p text:style-name="P30"><text:span text:style-name="T3">SLOT_DISPATCH</text:span>, <text:span text:style-name="T3">slot#</text:span></text:p>
      <text:p text:style-name="P33">[BA] [SLOT] [00] [CHK]</text:p>
      <text:p text:style-name="P30"/>
      <text:p text:style-name="P30"><text:tab/><text:span text:style-name="T3">Supposedly puts the given slot back into “COMMON” mode, but has not worked consistently for me. Use when slot has mode “IN_USE”.</text:span></text:p>
      <text:p text:style-name="P34">If the associated train does not update, then the command failed with a LACK packet. <text:span text:style-name="T12">To be safe, follow with a SLOT_SCAN.</text:span></text:p>
      <text:p text:style-name="P6"/>
      <text:p text:style-name="P30"><text:span text:style-name="T3">SLOT_CLEAR</text:span>, <text:span text:style-name="T3">slot#</text:span></text:p>
      <text:p text:style-name="P33">[B5] [SLOT] [03] [CHK]</text:p>
      <text:p text:style-name="P30"/>
      <text:p text:style-name="P30"><text:tab/><text:span text:style-name="T3">Puts the given slot into “FREE” mode. Use when slot has mode “COMMON” or “IN_USE”. Associated train state does not automatically update, must run SLOT_SCAN after this command to check the train state.</text:span></text:p>
      <text:p text:style-name="P6"/>
      <text:p text:style-name="P30"><text:span text:style-name="T3">SLOT_REQ</text:span>, <text:span text:style-name="T3">train#</text:span></text:p>
      <text:p text:style-name="P33">[BF] [00] [ADR] [CHK]</text:p>
      <text:p text:style-name="P30"/>
      <text:p text:style-name="P30"><text:tab/><text:span text:style-name="T3">Requests a slot for a given train address. Returns with the state of a 'train' in sql, which is really just a slot. This is the initial command to go from train address to slot number that's used in the other macros. After running this macro, check the slot/train table for a new row corresponding to the train address.</text:span></text:p>
      <text:p text:style-name="P6"><text:soft-page-break/></text:p>
      <text:p text:style-name="P35">TRACK_ON</text:p>
      <text:p text:style-name="P35">[83] [CHK]</text:p>
      <text:p text:style-name="P35"/>
      <text:p text:style-name="P31"><text:tab/><text:span text:style-name="T4">Turns power to the track on. Usually results in all detection sections sending a bootup packet which lists them as “occupied”. train_rec can be configured to ignore extraneous detection sections and not let them spam the status table when the track powers on.</text:span></text:p>
      <text:p text:style-name="P6"/>
      <text:p text:style-name="P35">TRACK_OFF</text:p>
      <text:p text:style-name="P35">[82] [CHK]</text:p>
      <text:p text:style-name="P31"/>
      <text:p text:style-name="P31"><text:tab/><text:span text:style-name="T4">Turns power to the track off.</text:span></text:p>
      <text:p text:style-name="P6"/>
      <text:p text:style-name="P35">TRACK_RESET</text:p>
      <text:p text:style-name="P35">[82] [CHK] then [83] [CHK]</text:p>
      <text:p text:style-name="P31"/>
      <text:p text:style-name="P31"><text:tab/><text:span text:style-name="T4">Turns power off, waits a few (ten) seconds, turns power back on.</text:span></text:p>
      <text:p text:style-name="P6"/>
      <text:p text:style-name="P6"/>
      <text:p text:style-name="P25">Detection Section Addressing</text:p>
      <text:p text:style-name="P20">aka <text:span text:style-name="T5">Wizardry</text:span></text:p>
      <text:p text:style-name="P8"/>
      <text:p text:style-name="P15"><text:span text:style-name="T6">TL;DR</text:span>:</text:p>
      <text:p text:style-name="P10">Likely the most elusive part of this system; luckily what we've gleaned will keep you from having to work with this conversion. <text:span text:style-name="T21">You can totally just skip this page.</text:span></text:p>
      <text:p text:style-name="P10"/>
      <text:p text:style-name="P15"><text:span text:style-name="T6">Introduction</text:span>:</text:p>
      <text:p text:style-name="P10">There are three numbers associated with <text:span text:style-name="T5">a detection section</text:span>. <text:span text:style-name="T24">Raw hex</text:span><text:span text:style-name="T5"> is created by parsing address bits. </text:span><text:span text:style-name="T23">LS numbers</text:span><text:span text:style-name="T5"> are an abstract that appears to be JMRI specific? Lastly are </text:span><text:span text:style-name="T23">BDL-DS numbers</text:span><text:span text:style-name="T5">, where each BDL168 has a number, and each DS on the BDL has a spot 1-16. We get raw hex from Loconet, and want to reach BDL-DS numbers to use in SQL.</text:span></text:p>
      <text:p text:style-name="P10"/>
      <text:p text:style-name="P12"><text:span text:style-name="T6">An example</text:span>: </text:p>
      <text:p text:style-name="P12">Consider the packet [B2 6C 58 79].</text:p>
      <text:p text:style-name="P11"/>
      <text:p text:style-name="P11">Using the Digitrax documentation, we find the associated hex address for the detection section to be [46C] with aux bit of [0]. Awesome, after this point the documentation is utterly useless!</text:p>
      <text:p text:style-name="P11"/>
      <text:p text:style-name="P11">Next, we convert the hex directly into a decimal number: 1132.</text:p>
      <text:p text:style-name="P11"/>
      <text:p text:style-name="P11">Now the aux bit comes into play; if the aux bit is set we add 1 to the decimal number, then multiply by 2. Otherwise (if aux is 0) we multiply by 2, then add 1. Thus we get (1132*2)+1 = 2265.</text:p>
      <text:p text:style-name="P11"/>
      <text:p text:style-name="P11">This resulting number, 2265, is the LS number; written LS2265. Now we want to get to the BDL-DS number. To get the board, do LS# modulo 16. To get the DS, do LS# divided by 16 and round up. In our example 2265%16 = 11 and ceil(2265/16) = 142. The last digit of the <text:span text:style-name="T13">BDL</text:span> number corresponds to the <text:span text:style-name="T9">board below the track. Thus we achieve 2-11 as the detection section of interest! This algorithm has been tested a does work for all detection sections on the inner-urban track.</text:span></text:p>
      <text:p text:style-name="P11"/>
      <text:p text:style-name="P26">Implementation</text:p>
      <text:p text:style-name="P21">aka <text:span text:style-name="T13">The Finished Puzzle</text:span></text:p>
      <text:p text:style-name="P9"/>
      <text:p text:style-name="P13">This is the easy part! (At least I really, sincerely hope).</text:p>
      <text:p text:style-name="P13"/>
      <text:p text:style-name="P13">You may download train_rec and supporting software from github.com/ctag/cpe453.</text:p>
      <text:p text:style-name="P13"/>
      <text:p text:style-name="P17">OR</text:p>
      <text:p text:style-name="P13"/>
      <text:p text:style-name="P13">As any EB Linux Lab user, run the following commands to use a pre-compiled executable of train_rec or train_rec_sql.</text:p>
      <text:p text:style-name="P13"/>
      <text:p text:style-name="P27">/home/student/csb0019/train_rec</text:p>
      <text:p text:style-name="P13"/>
      <text:p text:style-name="P13">train_rec is the main program here, it does all the magic for the track, and must be connected to one of the USB-buffers. You can run it from one of the Linux computers at the front of the train lab.</text:p>
      <text:p text:style-name="P13"/>
      <text:p text:style-name="P27">/home/student/csb0019/train_rec_sql</text:p>
      <text:p text:style-name="P18"/>
      <text:p text:style-name="P18">train_rec_sql is a sample program which allows you to manually control trains, switches, and view blocks(detection sections). Use it to get the SQL queries which work with train_rec.</text:p>
      <text:p text:style-name="P18"/>
      <text:p text:style-name="P18">As an easter-egg (<text:span text:style-name="T15">I guess</text:span>?) train_rec also supports direct UDP packet commands, should you so wish to implement it. <text:span text:style-name="T14">Default port is 7755, send a datagram with just the QString hex for a packet minus the checksum. Packet will be checksummed and fired off to serial without much parsing.</text:span></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onymous Pro" svg:font-family="'Anonymous Pro'" style:font-pitch="fixed"/>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9:59:05.676241222</meta:creation-date>
    <dc:date>2015-04-05T22:06:18.278440973</dc:date>
    <meta:editing-duration>PT22H42M23S</meta:editing-duration>
    <meta:editing-cycles>44</meta:editing-cycles>
    <meta:generator>LibreOffice/4.4.1.2$Linux_X86_64 LibreOffice_project/40m0$Build-2</meta:generator>
    <meta:print-date>2015-04-05T21:54:50.145923005</meta:print-date>
    <meta:document-statistic meta:table-count="0" meta:image-count="0" meta:object-count="0" meta:page-count="7" meta:paragraph-count="68" meta:word-count="1048" meta:character-count="6125" meta:non-whitespace-character-count="5132"/>
  </office:meta>
</office:document-meta>
</file>